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6.858cm"/>
    </style:style>
    <style:style style:name="co16" style:family="table-column">
      <style:table-column-properties fo:break-before="auto" style:column-width="10.96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8" style:family="table-cell" style:parent-style-name="Default">
      <style:table-cell-properties fo:background-color="#cccccc" fo:border="0.026cm solid #000000"/>
    </style:style>
    <style:style style:name="ce39" style:family="table-cell" style:parent-style-name="Default">
      <style:table-cell-properties fo:border="0.026cm solid #000000"/>
    </style:style>
    <style:style style:name="ce40" style:family="table-cell" style:parent-style-name="Default">
      <style:table-cell-properties fo:background-color="transparent" fo:border="0.026cm solid #000000"/>
    </style:style>
    <style:style style:name="ce41" style:family="table-cell" style:parent-style-name="Default">
      <style:table-cell-properties fo:background-color="transparent" fo:border="0.002cm solid #000000"/>
    </style:style>
    <style:style style:name="ce42" style:family="table-cell" style:parent-style-name="Default">
      <style:table-cell-properties fo:border="0.026cm solid #000000"/>
      <style:text-properties fo:color="#0000ff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2pt" style:language-asian="zxx" style:country-asian="none" style:language-complex="zxx" style:country-complex="none"/>
    </style:style>
    <style:style style:name="ce45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68" style:family="table-cell" style:parent-style-name="Default">
      <style:table-cell-properties fo:padding="0.051cm"/>
    </style:style>
    <style:style style:name="ce85" style:family="table-cell" style:parent-style-name="Default">
      <style:table-cell-properties fo:border-bottom="0.026cm solid #000000" fo:border-left="none" fo:padding="0.051cm" fo:border-right="none" fo:border-top="none"/>
    </style:style>
    <style:style style:name="ce86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87" style:family="table-cell" style:parent-style-name="Default">
      <style:table-cell-properties fo:border-bottom="none" fo:border-left="0.002cm solid #000000" fo:padding="0.051cm" fo:border-right="none" fo:border-top="none"/>
    </style:style>
    <style:style style:name="ce88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89" style:family="table-cell" style:parent-style-name="Default">
      <style:table-cell-properties fo:border="none" fo:padding="0.051cm"/>
    </style:style>
    <style:style style:name="ce90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97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98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99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100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101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102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103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104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105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106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107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108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109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110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112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113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114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115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116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117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0.002cm solid #000000" fo:padding="0.051cm" fo:border-right="none" fo:border-top="non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120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121" style:family="table-cell" style:parent-style-name="Default">
      <style:table-cell-properties fo:border-bottom="none" fo:border-left="none" fo:padding="0.051cm" fo:border-right="0.002cm solid #000000" fo:border-top="none"/>
    </style:style>
    <style:style style:name="ce122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23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24" style:family="table-cell" style:parent-style-name="Default">
      <style:table-cell-properties fo:border-bottom="none" fo:border-left="none" fo:padding="0.051cm" fo:border-right="0.026cm solid #000000" fo:border-top="none"/>
    </style:style>
    <style:style style:name="ce125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26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3" table:default-cell-style-name="ce24"/>
        <table:table-column table:style-name="co14" table:default-cell-style-name="ce24"/>
        <table:table-column table:style-name="co15" table:default-cell-style-name="Default"/>
        <table:table-column table:style-name="co16" table:default-cell-style-name="Default"/>
        <table:table-column table:style-name="co1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3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3"/>
          <table:table-cell table:style-name="ce43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7">
            <text:p>AC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3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4">
            <text:p>R</text:p>
          </table:table-cell>
          <table:table-cell table:style-name="ce39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40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8">
            <text:p>L</text:p>
          </table:table-cell>
          <table:table-cell table:style-name="ce39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istOfLoggedUser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1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1" office:value-type="string">
            <text:p>GetListOfAllUser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V</text:p>
          </table:table-cell>
          <table:table-cell table:style-name="ce39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P</text:p>
          </table:table-cell>
          <table:table-cell table:style-name="ce40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B</text:p>
          </table:table-cell>
          <table:table-cell table:style-name="ce39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2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I</text:p>
          </table:table-cell>
          <table:table-cell table:style-name="ce39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8">
            <text:p>M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S</text:p>
          </table:table-cell>
          <table:table-cell table:style-name="ce40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F</text:p>
          </table:table-cell>
          <table:table-cell table:style-name="ce40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9">
            <text:p>T</text:p>
          </table:table-cell>
          <table:table-cell table:style-name="ce40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NamesByI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Thread</text:p>
          </table:table-cell>
          <table:table-cell table:style-name="ce44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6">
            <text:p>M</text:p>
          </table:table-cell>
          <table:table-cell table:style-name="ce40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5">
            <text:p>C</text:p>
          </table:table-cell>
          <table:table-cell table:style-name="ce39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29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9">
            <text:p>N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3"/>
          <table:table-cell table:style-name="ce35" office:value-type="string" table:number-columns-spanned="1" table:number-rows-spanned="10">
            <text:p>N</text:p>
          </table:table-cell>
          <table:table-cell table:style-name="ce40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35"/>
          <table:table-cell table:style-name="ce40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35"/>
          <table:table-cell table:style-name="ce40" office:value-type="string">
            <text:p>SendNotificationIfPossible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OnPage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CountUnreadNotifications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MarkNotificationAsRead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DeleteNotification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 table:number-columns-spanned="1" table:number-rows-spanned="4">
            <text:p>R</text:p>
          </table:table-cell>
          <table:table-cell table:style-name="ce40" office:value-type="string">
            <text:p>AddResource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5"/>
          <table:table-cell table:style-name="ce40" office:value-type="string">
            <text:p>GetResource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ResourceValue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DeleteResource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table-cell table:style-name="ce36" office:value-type="string" table:number-columns-spanned="1" table:number-rows-spanned="4">
            <text:p>O</text:p>
          </table:table-cell>
          <table:table-cell table:style-name="ce38" office:value-type="string">
            <text:p>ProcessSystemEventS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6"/>
          <table:table-cell table:style-name="ce38" office:value-type="string">
            <text:p>GetDKey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6"/>
          <table:table-cell table:style-name="ce38" office:value-type="string">
            <text:p>ShowDiagnosticData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4"/>
          <table:table-cell table:style-name="ce38" office:value-type="string">
            <text:p>Test*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5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C</text:p>
          </table:table-cell>
          <table:table-cell table:style-name="ce39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2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8">
            <text:p>S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14">
            <text:p>S</text:p>
          </table:table-cell>
          <table:table-cell table:style-name="ce40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UserSubscribed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Coun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User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9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68"/>
        <table:table-column table:style-name="co29" table:default-cell-style-name="ce68"/>
        <table:table-column table:style-name="co30" table:default-cell-style-name="ce119"/>
        <table:table-column table:style-name="co31" table:default-cell-style-name="ce68"/>
        <table:table-column table:style-name="co10" table:number-columns-repeated="1020" table:default-cell-style-name="ce68"/>
        <table:table-row table:style-name="ro7">
          <table:table-cell table:style-name="ce65" office:value-type="string" table:number-columns-spanned="2" table:number-rows-spanned="1">
            <text:p>Function</text:p>
          </table:table-cell>
          <table:covered-table-cell table:style-name="ce66"/>
          <table:table-cell table:style-name="ce65" office:value-type="string" table:number-columns-spanned="1" table:number-rows-spanned="2">
            <text:p>Module</text:p>
          </table:table-cell>
          <table:table-cell table:style-name="ce65" office:value-type="string" table:number-columns-spanned="1" table:number-rows-spanned="2">
            <text:p>Notes</text:p>
          </table:table-cell>
          <table:table-cell table:style-name="ce126" table:number-columns-repeated="1015"/>
          <table:table-cell table:number-columns-repeated="5"/>
        </table:table-row>
        <table:table-row table:style-name="ro7">
          <table:table-cell table:style-name="ce66" office:value-type="string">
            <office:annotation draw:style-name="gr3" draw:text-style-name="P3" svg:width="2.899cm" svg:height="1.799cm" svg:x="1.359cm" svg:y="0.016cm" draw:caption-point-x="-0.647cm" draw:caption-point-y="0.477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66" office:value-type="string">
            <text:p>Name</text:p>
          </table:table-cell>
          <table:covered-table-cell table:number-columns-repeated="2" table:style-name="ce66"/>
          <table:table-cell table:style-name="ce126" table:number-columns-repeated="1015"/>
          <table:table-cell table:number-columns-repeated="5"/>
        </table:table-row>
        <table:table-row table:style-name="ro7">
          <table:table-cell table:style-name="ce67" office:value-type="string" table:number-columns-spanned="1" table:number-rows-spanned="4">
            <text:p>R</text:p>
          </table:table-cell>
          <table:table-cell table:style-name="ce90" office:value-type="string">
            <text:p>registerUser</text:p>
          </table:table-cell>
          <table:table-cell table:style-name="ce110" office:value-type="string">
            <text:p>ACM</text:p>
          </table:table-cell>
          <table:table-cell table:style-name="ce120"/>
          <table:table-cell table:number-columns-repeated="1020"/>
        </table:table-row>
        <table:table-row table:style-name="ro7">
          <table:covered-table-cell table:style-name="ce67"/>
          <table:table-cell table:style-name="ce97" office:value-type="string">
            <text:p>getListOfRegistrationsReadyForApproval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67"/>
          <table:table-cell table:style-name="ce98" office:value-type="string">
            <text:p>rejectRegistrationRequest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9" office:value-type="string">
            <text:p>approveAndRegisterUser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table-cell table:style-name="ce67" office:value-type="string" table:number-columns-spanned="1" table:number-rows-spanned="8">
            <text:p>L</text:p>
          </table:table-cell>
          <table:table-cell table:style-name="ce90" office:value-type="string">
            <text:p>logUserIn</text:p>
          </table:table-cell>
          <table:table-cell table:style-name="ce111" office:value-type="string">
            <text:p>ACM</text:p>
          </table:table-cell>
          <table:table-cell table:style-name="ce121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67"/>
          <table:table-cell table:style-name="ce97" office:value-type="string">
            <text:p>logUserOut</text:p>
          </table:table-cell>
          <table:table-cell table:style-name="ce111" office:value-type="string">
            <text:p>ACM</text:p>
          </table:table-cell>
          <table:table-cell table:style-name="ce121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98" office:value-type="string">
            <text:p>logUserOutA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8" office:value-type="string">
            <text:p>getListOfLoggedUsers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8" office:value-type="string">
            <text:p>getListOfLoggedUsersOnPage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8" office:value-type="string">
            <text:p>getListOfAllUsers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100" office:value-type="string">
            <text:p>getListOfAllUsersOnPage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9" office:value-type="string">
            <text:p>isUserLoggedIn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table-cell table:style-name="ce67" office:value-type="string" table:number-columns-spanned="1" table:number-rows-spanned="3">
            <text:p>V</text:p>
          </table:table-cell>
          <table:table-cell table:style-name="ce90" office:value-type="string">
            <text:p>changePassword</text:p>
          </table:table-cell>
          <table:table-cell table:style-name="ce111" office:value-type="string">
            <text:p>ACM</text:p>
          </table:table-cell>
          <table:table-cell table:style-name="ce121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67"/>
          <table:table-cell table:style-name="ce97" office:value-type="string">
            <text:p>changeEmail</text:p>
          </table:table-cell>
          <table:table-cell table:style-name="ce111" office:value-type="string">
            <text:p>ACM</text:p>
          </table:table-cell>
          <table:table-cell table:style-name="ce121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67"/>
          <table:table-cell table:style-name="ce101" office:value-type="string">
            <text:p>getUserSession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table-cell table:style-name="ce67" office:value-type="string" table:number-columns-spanned="1" table:number-rows-spanned="7">
            <text:p>P</text:p>
          </table:table-cell>
          <table:table-cell table:style-name="ce102" office:value-type="string">
            <text:p>getUserName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67"/>
          <table:table-cell table:style-name="ce97" office:value-type="string">
            <text:p>getUserRoles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7" office:value-type="string">
            <text:p>viewUserParameters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7" office:value-type="string">
            <text:p>setUserRoleAuthor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7" office:value-type="string">
            <text:p>setUserRoleWriter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7" office:value-type="string">
            <text:p>setUserRoleReader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/>
          <table:table-cell table:style-name="ce99" office:value-type="string">
            <text:p>getSelfRoles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table-cell table:style-name="ce67" office:value-type="string" table:number-columns-spanned="1" table:number-rows-spanned="2">
            <text:p>B</text:p>
          </table:table-cell>
          <table:table-cell table:style-name="ce90" office:value-type="string">
            <text:p>banUser</text:p>
          </table:table-cell>
          <table:table-cell table:style-name="ce111" office:value-type="string">
            <text:p>AC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5"/>
          <table:table-cell table:style-name="ce99" office:value-type="string">
            <text:p>unbanUser</text:p>
          </table:table-cell>
          <table:table-cell table:style-name="ce112" office:value-type="string">
            <text:p>ACM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67" office:value-type="string" table:number-columns-spanned="1" table:number-rows-spanned="7">
            <text:p>S</text:p>
          </table:table-cell>
          <table:table-cell table:style-name="ce103" office:value-type="string">
            <text:p>addSection</text:p>
          </table:table-cell>
          <table:table-cell table:style-name="ce113" office:value-type="string">
            <text:p>MM</text:p>
          </table:table-cell>
          <table:table-cell table:style-name="ce123"/>
          <table:table-cell table:number-columns-repeated="1020"/>
        </table:table-row>
        <table:table-row table:style-name="ro7">
          <table:covered-table-cell/>
          <table:table-cell table:style-name="ce104" office:value-type="string">
            <text:p>changeSectionName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4" office:value-type="string">
            <text:p>changeSectionParent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4" office:value-type="string">
            <text:p>getSection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0" office:value-type="string">
            <text:p>moveSectionUp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0" office:value-type="string">
            <text:p>moveSectionDown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5" office:value-type="string">
            <text:p>deleteSection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table-cell table:style-name="ce67" office:value-type="string" table:number-columns-spanned="1" table:number-rows-spanned="7">
            <text:p>F</text:p>
          </table:table-cell>
          <table:table-cell table:style-name="ce106" office:value-type="string">
            <text:p>addForum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7" office:value-type="string">
            <text:p>changeForumName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7" office:value-type="string">
            <text:p>changeForumSection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7" office:value-type="string">
            <text:p>getForum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0" office:value-type="string">
            <text:p>moveForumUp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0" office:value-type="string">
            <text:p>moveForumDown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5" office:value-type="string">
            <text:p>deleteForum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table-cell table:style-name="ce67" office:value-type="string" table:number-columns-spanned="1" table:number-rows-spanned="8">
            <text:p>T</text:p>
          </table:table-cell>
          <table:table-cell table:style-name="ce106" office:value-type="string">
            <text:p>addThread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7" office:value-type="string">
            <text:p>changeThreadName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7" office:value-type="string">
            <text:p>changeThreadForum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7" office:value-type="string">
            <text:p>getThread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7" office:value-type="string">
            <text:p>getThreadNamesByIds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0" office:value-type="string">
            <text:p>moveThreadUp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0" office:value-type="string">
            <text:p>moveThreadDown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5" office:value-type="string">
            <text:p>deleteThread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table-cell table:style-name="ce67" office:value-type="string" table:number-columns-spanned="1" table:number-rows-spanned="6">
            <text:p>M</text:p>
          </table:table-cell>
          <table:table-cell table:style-name="ce103" office:value-type="string">
            <text:p>addMessage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4" office:value-type="string">
            <text:p>changeMessageText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4" office:value-type="string">
            <text:p>changeMessageThread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4" office:value-type="string">
            <text:p>getMessage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7" office:value-type="string">
            <text:p>getLatestMessageOfThread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8" office:value-type="string">
            <text:p>deleteMessage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table-cell table:style-name="ce67" office:value-type="string" table:number-columns-spanned="1" table:number-rows-spanned="5">
            <text:p>C</text:p>
          </table:table-cell>
          <table:table-cell table:style-name="ce103" office:value-type="string">
            <text:p>listThreadAndMessages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4" office:value-type="string">
            <text:p>listThreadAndMessagesOnPage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4" office:value-type="string">
            <text:p>listForumAndThreads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/>
          <table:table-cell table:style-name="ce104" office:value-type="string">
            <text:p>listForumAndThreadsOnPage</text:p>
          </table:table-cell>
          <table:table-cell table:style-name="ce111" office:value-type="string">
            <text:p>MM</text:p>
          </table:table-cell>
          <table:table-cell table:style-name="ce124"/>
          <table:table-cell table:number-columns-repeated="1020"/>
        </table:table-row>
        <table:table-row table:style-name="ro7">
          <table:covered-table-cell table:style-name="ce85"/>
          <table:table-cell table:style-name="ce108" office:value-type="string">
            <text:p>listSectionsAndForums</text:p>
          </table:table-cell>
          <table:table-cell table:style-name="ce114" office:value-type="string">
            <text:p>MM</text:p>
          </table:table-cell>
          <table:table-cell table:style-name="ce125"/>
          <table:table-cell table:number-columns-repeated="1020"/>
        </table:table-row>
        <table:table-row table:style-name="ro7">
          <table:table-cell table:style-name="ce86" office:value-type="string" table:number-columns-spanned="1" table:number-rows-spanned="8">
            <text:p>N</text:p>
          </table:table-cell>
          <table:table-cell table:style-name="ce103" office:value-type="string">
            <text:p>addNotification</text:p>
          </table:table-cell>
          <table:table-cell table:style-name="ce110" office:value-type="string">
            <text:p>NM</text:p>
          </table:table-cell>
          <table:table-cell table:style-name="ce120"/>
          <table:table-cell table:number-columns-repeated="1020"/>
        </table:table-row>
        <table:table-row table:style-name="ro7">
          <table:covered-table-cell table:style-name="ce87"/>
          <table:table-cell table:style-name="ce104" office:value-type="string">
            <text:p>getNotification</text:p>
          </table:table-cell>
          <table:table-cell table:style-name="ce111" office:value-type="string">
            <text:p>N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7"/>
          <table:table-cell table:style-name="ce107" office:value-type="string">
            <text:p>getNotifications</text:p>
          </table:table-cell>
          <table:table-cell table:style-name="ce111" office:value-type="string">
            <text:p>N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7"/>
          <table:table-cell table:style-name="ce107" office:value-type="string">
            <text:p>getNotificationsOnPage</text:p>
          </table:table-cell>
          <table:table-cell table:style-name="ce111" office:value-type="string">
            <text:p>N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7"/>
          <table:table-cell table:style-name="ce100" office:value-type="string">
            <text:p>getUnreadNotifications</text:p>
          </table:table-cell>
          <table:table-cell table:style-name="ce111" office:value-type="string">
            <text:p>N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7"/>
          <table:table-cell table:style-name="ce100" office:value-type="string">
            <text:p>countUnreadNotifications</text:p>
          </table:table-cell>
          <table:table-cell table:style-name="ce111" office:value-type="string">
            <text:p>N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7"/>
          <table:table-cell table:style-name="ce104" office:value-type="string">
            <text:p>markNotificationAsRead</text:p>
          </table:table-cell>
          <table:table-cell table:style-name="ce111" office:value-type="string">
            <text:p>N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8"/>
          <table:table-cell table:style-name="ce108" office:value-type="string">
            <text:p>deleteNotification</text:p>
          </table:table-cell>
          <table:table-cell table:style-name="ce112" office:value-type="string">
            <text:p>NM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86" office:value-type="string" table:number-columns-spanned="1" table:number-rows-spanned="4">
            <text:p>R</text:p>
          </table:table-cell>
          <table:table-cell table:style-name="ce102" office:value-type="string">
            <text:p>addResource</text:p>
          </table:table-cell>
          <table:table-cell table:style-name="ce115" office:value-type="string">
            <text:p>NM</text:p>
          </table:table-cell>
          <table:table-cell table:style-name="ce120"/>
          <table:table-cell table:number-columns-repeated="1020"/>
        </table:table-row>
        <table:table-row table:style-name="ro7">
          <table:covered-table-cell table:style-name="ce89"/>
          <table:table-cell table:style-name="ce100" office:value-type="string">
            <text:p>getResource</text:p>
          </table:table-cell>
          <table:table-cell table:style-name="ce116" office:value-type="string">
            <text:p>N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9"/>
          <table:table-cell table:style-name="ce100" office:value-type="string">
            <text:p>getResourceValue</text:p>
          </table:table-cell>
          <table:table-cell table:style-name="ce116" office:value-type="string">
            <text:p>N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9"/>
          <table:table-cell table:style-name="ce109" office:value-type="string">
            <text:p>deleteResource</text:p>
          </table:table-cell>
          <table:table-cell table:style-name="ce117" office:value-type="string">
            <text:p>NM</text:p>
          </table:table-cell>
          <table:table-cell table:style-name="ce122"/>
          <table:table-cell table:number-columns-repeated="1020"/>
        </table:table-row>
        <table:table-row table:style-name="ro7">
          <table:table-cell table:style-name="ce86" office:value-type="string" table:number-columns-spanned="1" table:number-rows-spanned="10">
            <text:p>S</text:p>
          </table:table-cell>
          <table:table-cell table:style-name="ce102" office:value-type="string">
            <text:p>addSubscription</text:p>
          </table:table-cell>
          <table:table-cell table:style-name="ce115" office:value-type="string">
            <text:p>SM</text:p>
          </table:table-cell>
          <table:table-cell table:style-name="ce120"/>
          <table:table-cell table:number-columns-repeated="1020"/>
        </table:table-row>
        <table:table-row table:style-name="ro7">
          <table:covered-table-cell table:style-name="ce86"/>
          <table:table-cell table:style-name="ce100" office:value-type="string">
            <text:p>isSelfSubscribed</text:p>
          </table:table-cell>
          <table:table-cell table:style-name="ce116" office:value-type="string">
            <text:p>S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6"/>
          <table:table-cell table:style-name="ce100" office:value-type="string">
            <text:p>isUserSubscribed</text:p>
          </table:table-cell>
          <table:table-cell table:style-name="ce116" office:value-type="string">
            <text:p>S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6"/>
          <table:table-cell table:style-name="ce100" office:value-type="string">
            <text:p>countSelfSubscriptions</text:p>
          </table:table-cell>
          <table:table-cell table:style-name="ce116" office:value-type="string">
            <text:p>S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6"/>
          <table:table-cell table:style-name="ce100" office:value-type="string">
            <text:p>getSelfSubscriptions</text:p>
          </table:table-cell>
          <table:table-cell table:style-name="ce118" office:value-type="string">
            <text:p>S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6"/>
          <table:table-cell table:style-name="ce100" office:value-type="string">
            <text:p>getSelfSubscriptionsOnPage</text:p>
          </table:table-cell>
          <table:table-cell table:style-name="ce118" office:value-type="string">
            <text:p>S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7"/>
          <table:table-cell table:style-name="ce100" office:value-type="string">
            <text:p>getUserSubscriptions</text:p>
          </table:table-cell>
          <table:table-cell table:style-name="ce118" office:value-type="string">
            <text:p>S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7"/>
          <table:table-cell table:style-name="ce100" office:value-type="string">
            <text:p>getUserSubscriptionsOnPage</text:p>
          </table:table-cell>
          <table:table-cell table:style-name="ce118" office:value-type="string">
            <text:p>S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7"/>
          <table:table-cell table:style-name="ce100" office:value-type="string">
            <text:p>deleteSelfSubscription</text:p>
          </table:table-cell>
          <table:table-cell table:style-name="ce116" office:value-type="string">
            <text:p>SM</text:p>
          </table:table-cell>
          <table:table-cell table:style-name="ce121"/>
          <table:table-cell table:number-columns-repeated="1020"/>
        </table:table-row>
        <table:table-row table:style-name="ro7">
          <table:covered-table-cell table:style-name="ce88"/>
          <table:table-cell table:style-name="ce109" office:value-type="string">
            <text:p>deleteSubscription</text:p>
          </table:table-cell>
          <table:table-cell table:style-name="ce117" office:value-type="string">
            <text:p>SM</text:p>
          </table:table-cell>
          <table:table-cell table:style-name="ce122"/>
          <table:table-cell table:number-columns-repeated="1020"/>
        </table:table-row>
        <table:table-row table:style-name="ro7" table:number-rows-repeated="104849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8">28/10/2024</text:date>, <text:time>01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28T01:53:40.35</dc:date>
    <meta:editing-duration>P2DT12H30M22S</meta:editing-duration>
    <meta:editing-cycles>270</meta:editing-cycles>
    <meta:generator>OpenOffice/4.1.15$Win32 OpenOffice.org_project/4115m2$Build-9813</meta:generator>
    <meta:document-statistic meta:table-count="4" meta:cell-count="545" meta:object-count="0"/>
  </office:meta>
</office:document-meta>
</file>